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7a851" officeooo:paragraph-rsid="0017a851"/>
    </style:style>
    <style:style style:name="P2" style:family="paragraph" style:parent-style-name="Standard">
      <style:paragraph-properties fo:text-align="start" style:justify-single-word="false"/>
      <style:text-properties officeooo:rsid="0017a851" officeooo:paragraph-rsid="0017a851"/>
    </style:style>
    <style:style style:name="P3" style:family="paragraph" style:parent-style-name="Standard">
      <style:paragraph-properties fo:text-align="center" style:justify-single-word="false"/>
      <style:text-properties fo:color="#800000" fo:font-size="16pt" fo:font-weight="bold" officeooo:rsid="0017a851" officeooo:paragraph-rsid="0017a851"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190e8c" officeooo:paragraph-rsid="00190e8c"/>
    </style:style>
    <style:style style:name="P5" style:family="paragraph" style:parent-style-name="Standard">
      <style:paragraph-properties fo:text-align="start" style:justify-single-word="false"/>
      <style:text-properties officeooo:rsid="001cc90b" officeooo:paragraph-rsid="001cc90b"/>
    </style:style>
    <style:style style:name="P6" style:family="paragraph" style:parent-style-name="Standard">
      <style:paragraph-properties fo:text-align="start" style:justify-single-word="false"/>
      <style:text-properties officeooo:rsid="001e595e" officeooo:paragraph-rsid="001e595e"/>
    </style:style>
    <style:style style:name="P7" style:family="paragraph" style:parent-style-name="Standard">
      <style:paragraph-properties fo:text-align="start" style:justify-single-word="false"/>
      <style:text-properties officeooo:rsid="001e595e" officeooo:paragraph-rsid="001e595e"/>
    </style:style>
    <style:style style:name="P8" style:family="paragraph" style:parent-style-name="Standard">
      <style:paragraph-properties fo:text-align="start" style:justify-single-word="false"/>
      <style:text-properties officeooo:rsid="0021208e" officeooo:paragraph-rsid="0021208e"/>
    </style:style>
    <style:style style:name="P9" style:family="paragraph" style:parent-style-name="Standard">
      <style:paragraph-properties fo:text-align="start" style:justify-single-word="false"/>
      <style:text-properties officeooo:rsid="002879b3" officeooo:paragraph-rsid="002879b3"/>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text-properties officeooo:rsid="0021208e" officeooo:paragraph-rsid="0021208e"/>
    </style:style>
    <style:style style:name="P12" style:family="paragraph" style:parent-style-name="Table_20_Contents">
      <style:paragraph-properties fo:text-align="start" style:justify-single-word="false"/>
      <style:text-properties officeooo:rsid="0021208e" officeooo:paragraph-rsid="0021208e"/>
    </style:style>
    <style:style style:name="P13" style:family="paragraph" style:parent-style-name="Table_20_Contents">
      <style:paragraph-properties fo:text-align="start" style:justify-single-word="false"/>
      <style:text-properties officeooo:rsid="0021208e" officeooo:paragraph-rsid="00248dce"/>
    </style:style>
    <style:style style:name="P14" style:family="paragraph" style:parent-style-name="Table_20_Contents">
      <style:paragraph-properties fo:text-align="start" style:justify-single-word="false"/>
      <style:text-properties officeooo:rsid="00248dce" officeooo:paragraph-rsid="00248dce"/>
    </style:style>
    <style:style style:name="P15" style:family="paragraph" style:parent-style-name="Table_20_Contents">
      <style:paragraph-properties fo:text-align="start" style:justify-single-word="false"/>
      <style:text-properties officeooo:rsid="0026fd3d" officeooo:paragraph-rsid="0026fd3d"/>
    </style:style>
    <style:style style:name="T1" style:family="text">
      <style:text-properties officeooo:rsid="0021208e"/>
    </style:style>
    <style:style style:name="T2" style:family="text">
      <style:text-properties officeooo:rsid="002239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 2 – Programmation Java</text:p>
      <text:p text:style-name="P1"/>
      <text:p text:style-name="P2"/>
      <text:p text:style-name="P2"/>
      <text:p text:style-name="P2"/>
      <text:p text:style-name="P2">Exercice 4.1</text:p>
      <text:p text:style-name="P2"/>
      <text:p text:style-name="P4"/>
      <text:p text:style-name="P5">5- Si la chaine passée au constructeur est nulle, l'invocation des méthodes chaine.toUpperCase() dans le constructeur et chaine.lenght() dans la méthode crypte() provoque une erreur. Il faut veiller lors de la construction d'une instance de la classe chaineCryptee à ce que la chaine ne soit pas null.</text:p>
      <text:p text:style-name="P5"/>
      <text:p text:style-name="P5"/>
      <text:p text:style-name="P6">Exercice 4.2</text:p>
      <text:p text:style-name="P6"/>
      <text:p text:style-name="P6"><text:s/><text:span text:style-name="T1">Exercice 4.3</text:span></text:p>
      <text:p text:style-name="P6"/>
      <text:p text:style-name="P8">1- Diagramme de classe</text:p>
      <text:p text:style-name="P8"/>
      <table:table table:name="Table1" table:style-name="Table1">
        <table:table-column table:style-name="Table1.A" table:number-columns-repeated="2"/>
        <table:table-row>
          <table:table-cell table:style-name="Table1.A1" office:value-type="string">
            <text:p text:style-name="P11">Bibliotheque</text:p>
          </table:table-cell>
          <table:table-cell table:style-name="Table1.B1" office:value-type="string">
            <text:p text:style-name="P11">Document</text:p>
          </table:table-cell>
        </table:table-row>
        <table:table-row>
          <table:table-cell table:style-name="Table1.A2" office:value-type="string">
            <text:p text:style-name="P10">- <text:span text:style-name="T1">nom : String</text:span></text:p>
            <text:p text:style-name="P10">- <text:span text:style-name="T1">documents : List&lt;Document&gt;</text:span></text:p>
          </table:table-cell>
          <table:table-cell table:style-name="Table1.B2" office:value-type="string">
            <text:p text:style-name="P10">- <text:span text:style-name="T1">titre : String</text:span></text:p>
            <text:p text:style-name="P10">- <text:span text:style-name="T1">auteur : String</text:span></text:p>
            <text:p text:style-name="P10">- <text:span text:style-name="T1">annee : int</text:span></text:p>
            <text:p text:style-name="P10">- <text:span text:style-name="T1">references : List&lt;Document&gt;</text:span></text:p>
          </table:table-cell>
        </table:table-row>
        <table:table-row>
          <table:table-cell table:style-name="Table1.A2" office:value-type="string">
            <text:p text:style-name="P12">+ Bibliotheque(String nom)</text:p>
            <text:p text:style-name="P14">+ getNom() : String</text:p>
            <text:p text:style-name="P14">+ setNom(String nom) : void</text:p>
            <text:p text:style-name="P12">+ ajoutDocument(Document doc) : boolean</text:p>
            <text:p text:style-name="P12">+ rechercheDocument(String titre) : boolean</text:p>
            <text:p text:style-name="P12">+ <text:bookmark-start text:name="__DdeLink__29_987959248"/><text:span text:style-name="T2">rechercheDocEnRelation(String titre) </text:span><text:bookmark-end text:name="__DdeLink__29_987959248"/><text:span text:style-name="T2">: </text:span></text:p>
            <text:p text:style-name="P12"/>
          </table:table-cell>
          <table:table-cell table:style-name="Table1.B2" office:value-type="string">
            <text:p text:style-name="P12">+ Document(String titre, String auteur, int annee)</text:p>
            <text:p text:style-name="P14">+ getTitre() : String</text:p>
            <text:p text:style-name="P14">+ getAuteur() : String</text:p>
            <text:p text:style-name="P14">+ getAnnee() : int</text:p>
            <text:p text:style-name="P15">+ getReference() : List&lt;Document&gt; </text:p>
            <text:p text:style-name="P13">+ affichage() : String</text:p>
            <text:p text:style-name="P14">+ setTitre(String titre) : void</text:p>
            <text:p text:style-name="P14">+ setAuteur(String auteur) : void</text:p>
            <text:p text:style-name="P14">+ setAnnee(int annee) : void</text:p>
            <text:p text:style-name="P14"/>
            <text:p text:style-name="P13">+ ajoutReference(Document reference) : boolean</text:p>
            <text:p text:style-name="P12"/>
            <text:p text:style-name="P12"/>
            <text:p text:style-name="P12"/>
            <text:p text:style-name="P12"/>
          </table:table-cell>
        </table:table-row>
      </table:table>
      <text:p text:style-name="P8"/>
      <text:p text:style-name="P9">Relation : </text:p>
      <text:p text:style-name="P9"/>
      <text:p text:style-name="P9">Blibiotheque ----&gt;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6-02-12T15:40:42.293970367</meta:creation-date>
    <dc:date>2016-02-16T18:26:07.455709465</dc:date>
    <dc:creator>Quentin </dc:creator>
    <meta:editing-duration>PT2H7M38S</meta:editing-duration>
    <meta:editing-cycles>6</meta:editing-cycles>
    <meta:generator>LibreOffice/4.3.3.2$Linux_X86_64 LibreOffice_project/430m0$Build-2</meta:generator>
    <meta:document-statistic meta:table-count="1" meta:image-count="0" meta:object-count="0" meta:page-count="1" meta:paragraph-count="32" meta:word-count="166" meta:character-count="1061" meta:non-whitespace-character-count="923"/>
  </office:meta>
</office:document-meta>
</file>